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er Identity Memo. 5/24/16</text:p>
      <text:p text:style-name="Standard"/>
      <text:list xml:id="list3609498297681646595" text:style-name="L1">
        <text:list-item>
          <text:p text:style-name="P1">What prior experiences have you had that are relevant to your topic or setting? What beliefs and assumptions about your topic or setting have resulted from these experiences? What goals have emerged from these, or have otherwise become important for your research? How have these experiences, assumptions, and goals shaped your decision to chose this topic, and the way you are approaching this project?</text:p>
        </text:list-item>
      </text:list>
      <text:p text:style-name="Standard"><text:tab/>There are a few prior experiences that I see as relevant to my topic, the choice to vote as predicted by my algorithm. I'll start with the first, and move on to the more relevant one. I recall a deep sense of discouragement when I first discovered Rasmussen polling on the 2012 Presidential election, because they had the person I opposed, Mitt Romney, winning it all by a healthy margin. Later, I would discover that you can't really trust pollsters, or at least individual ones. After all, each pollster uses their best guess of what the electorate looks like (Gonick and Smith 1993 need better sources), and their determination using a 'bias squeezer', affects their overall outcome. For this reason, it's necessary to check multiple polls with differing assessments of the electorate, as individual pollsters have differing conceptions of who likely voters are (Silver 2012). This discovery that a measure could be incorrect, and incorrect in a manner that led to an incorrect prediction stuck with me, and still remains an issue worth considering to me.</text:p>
      <text:p text:style-name="Standard"><text:tab/>My discovery that a poll could be incorrect may seem silly to you, if you understand that all measurements, no matter how precise, are tinged with uncertainty. Coming from a background that never covered statistics in a comprehensive manner may make me less qualified than someone who came in 'green', interested in politics and having never covered theoretical physics. In my case, the discovery that a single poll was an incomplete picture of the whole was groundbreaking, especially after Barack Obama's victory. In physics, the closest we came to statistical analyses was using regression to verify exact mathematical laws; an R<text:span text:style-name="T1">2</text:span> of less than .7 meant you had made a terrible mistake. I kind of thought that all measurements were like that, that pollsters were pulling from truly random samples, and that Mitt was going to be our next president, at least for a little while. Learning that I was wrong was something of a relief in this case, but my next major experience did not turn out to be that way. </text:p>
      <text:p text:style-name="Standard"><text:tab/>Let's fast forward a little bit. We'll come back to 706 in a few, but for now, I'd like to talk about the reason I'm doing this. In 2013 I was hired to work at a company, Activate, that specialized in selling calling software to political campaigns. While my primary duty was technical support, I also found myself performing statistical analyses for the odd campaign/group. I was specifically asked to determine who was a likely voter for Margie Wakefield in her 2014 campaign for Kansas' second district against Lynn Jenkins. In doing so, I first built a version of the BeSiVa algorithm that relied on Beta regression, trying to determine the exact scores of individuals' support. This didn't work well, and I was having trouble seeing a better alternative. My boss, Mark Sump, was not happy. Eventually, after a long walk through a dark neighborhood, I realized that I should have used logistic regression, and created a model that used whether someone was a supporter or not. This model was exceptional, according to Mark, and I felt decent about it as well.</text:p>
      <text:p text:style-name="Standard"><text:tab/>The Wakefield campaign wasn't my first modeling job for Activate. One of the major differences between social scientists we do modeling and how Mark wanted his models is that social scientists rely on all the data for modeling, and maybe for testing if we feel like it (we rarely do, from what I've seen). Mark, on the other hand, only wanted 90% of the data for modeling. He always wanted 10% pulled out, and then a prediction to be made on that 10%. To me, this was anathema; you'd get bigger standard errors and a lower likelihood of significance. That wasn't why I wanted it left out, so much as because I never saw anyone do anything like that in the literature. No one ever pulled data away from the statistical models for any reason, and doing it for this seemed unnecessary. Mark was insistent though, and he was paying me, so I did it. In my concern that the model wasn't going to be <text:soft-page-break/>useful, I came up with the BeSiVa algorithm, figuring that if I had to predict a random sample of held out data, I could make the best prediction on that held out sample. </text:p>
      <text:p text:style-name="Standard"><text:tab/>We didn't ultimately use BeSiVa on the Wakefield data, instead preferring something more prosaic. The model mark wanted included things like party, age, whether someone had voted before, and region as a fixed effect. It turned out pretty well, once I realized that logit was better than beta regression, although I was always a little concerned about how my model was used. I returned predictions, probabilities of whether someone would support Margie Wakefield. I tried to make it clear that these weren't predictions of whether someone would turn out to vote, but rather predictions of what they'd do once we'd turned them out. In retrospect, I wish I'd done both, but the stresses of making poor model after poor model, and finally getting one right, had worn on me to the point where making a turnout one might have killed me. In addition, running tech support had taken over my life, to the point where 'having a night off' seemed like a bad joke told by an even worse comedian. I had no work-life balance. I only had work, and the sense that it would never end. Depression was a companion of mine, as was the sense that my life was run by people on the other end of a phone, whose problems were unfixable, at least by me. Maybe this is why we ultimately lost. </text:p>
      <text:p text:style-name="Standard"><text:tab/>Working as tech support, I often found myself asking people to do things that they refused to do, like reset their internet router, or stay off while I asked the programmer to restart the server. My ultimate experience with my job was one of powerlessness, surrender to my phone and the sense that I didn't live so much as experience trouble on the phone with events around it. I despised, and still despise the idea of tech support. If I'd had the ability to think clearly, or to walk away from the phone, I might have been able to make a more realistic model of whether people would support Margie and turn out. I didn't though, and the optimistic predictions of the specified model turned out to be so much bull. On election night, Lynn Jenkins beat us, and beat us badly (I just looked it up). I had us up by 12% if everyone turned out. We lost by 8 points. Just like in the technical side of my job, support in this case wasn't as good a predictor of electoral outcomes as I'd hoped.</text:p>
      <text:p text:style-name="Standard"><text:tab/>The low that was the 2014 congressional election should be contrasted with the highs that brought me to that point. In 2013, I had just started political science 706, taught by Dr. Johnson. This class, a mix of political methodology and R programming, had me in absurdly high demand. One of my classmates asked me to tutor them for pay, something I felt unqualified to do. Still, my physics background gave me the sense that I could excel here, something that I didn't really feel in any of our other courses. I mean, I liked my other courses, but here, I was able to demonstrate aptitude, and between me, Britnee Carter, and Tony Opecek (sorry if I'm misspelling this Tony), we were able to really cut our teeth on the coursework. I was asked by a couple of classmates to assist them with general homework questions, and working with John and Jerry was one of the most rewarding experiences of my graduate career. They were as good a set of students as they were members of the armed forces, and I miss them both. I was even offered a job for the work I did tutoring Mark Sump, among others, which I took to pay rent. Political science 706 taught me that I was not only good at physics, but that I could be good at political science as well. </text:p>
      <text:p text:style-name="Standard"><text:tab/>I don't really know where I'm going with all of this, but I guess that each of these experiences relate directly to elements of my dissertation. I learned no one story of the choice to vote is liable to be the correct one from my experience with the Rasmussen Poll, but that one story might be better than another. I also learned that when you don't operationalize exactly what you're trying to measure, the results can be disastrous. This is true when you're trying to communicate it as well. I learned that I was good at the programming side of political methodology, but could use guidance on both the theory and the other elements of methods. I suppose that's ok. Of course, the big lesson maybe should be that even my story of what makes people likely to vote isn't necessarily the correct one, and that since what drives individuals' voting choices could change over time, then the need is to get as close to your subjects and as accurate to the research question as humanely possible....</text:p>
      <text:p text:style-name="Standard"/>
      <text:list xml:id="list1764055480" text:continue-numbering="true" text:style-name="L1">
        <text:list-item>
          <text:p text:style-name="P1"><text:soft-page-break/>What potential advantages do you think the goals, beliefs, and experiences that you described have for your study? What potential disadvantages do you think these may create for you and how might you deal with these?</text:p>
        </text:list-item>
      </text:list>
      <text:p text:style-name="Standard"><text:tab/>It's kind of funny that I don't have a function that just does what BeSiVa is, having made functions out of parts of it, but never putting the whole thing together. I always meant to, but there were so many errors, many of which I understood, but some of which I didn't. I guess I've still got that issue where the perfect becomes the enemy of the good. Although that's not totally true; I've made functions out of parts of the algorithm, and I sort of hope that even if BeSiVa never takes off, that some of the efforts at validating the models might be able to assist other researchers in determining how good their conclusions truly are. So I guess one advantage of my experience in the R is that I can realize how to make many of the things that I want to do in code, rather than needing help. </text:p>
      <text:p text:style-name="Standard"><text:tab/>Of course, being good at R and the programming side of things can have its downfalls. One of the senses I got on the job at Activate was that of total isolation, that no one could/should help me with what I was trying to do. Even after Mark asked me to tell him when tech support was needed, he tended not to respond, even when things were going wrong. This was a self sufficiency, sort of (I still needed to ask the programmer for help a lot), but at the same time, I don't know if I can guarantee that if things are going wrong, I'll reach out for help. I guess I need to be in semi-regular contact with my advisor, and maybe by doing that, I'll be able to avoid the issues I had at Activate...</text:p>
      <text:p text:style-name="Standard"><text:tab/>I used to believe that the truth was out there, that there was some grand story that could explain it all. As I've gotten older though, I've started to think that there is no one story of anything, no explanation that will ever fully satisfy exactly what makes one person do one thing and another do something else. This is fully in line with Berlin's discussion of the hedgehog v. fox means of decision making (Tetlock 2005), but do I really believe it? I've used my algorithm, and seen how the best predictor of voting is whether someone voted before, at least for the GSS data in 2014. I never went back and looked at older versions, and need to see if that's the case. </text:p>
      <text:p text:style-name="Standard"/>
      <text:p text:style-name="Standard">Memo on invalidation/failure 5/26/16</text:p>
      <text:p text:style-name="Standard"/>
      <text:p text:style-name="Standard"><text:tab/>I was thinking a lot about this, the question of validating my method. There's a certain Irony there; the method itself is all about validation sets, seeing if a particular variable or another is liable to predict the dependent variable we're interested in. But I found myself wondering, what is success? What is failure for my method? Because failure can't be the typical, oh it doesn't pass significance testing. We've moved beyond that to try and think about prediction rather than significance testing. So the failure of my method is a failure to predict, to be unable to make a determination that is better than what would be available by other means. </text:p>
      <text:p text:style-name="Standard"><text:tab/>Failure in the case of the BeSiVa algorithm is something that involves being unable to make a good prediction. I took the bare minimum of a good prediction as 'better than the modal category'. That means that if the method, using the variables that are available, cannot come up with a prediction on the validation set better than just guessing the mode for all values, then it fails. Of course, there is a part of me that wonders if that is truly a good way of testing failure.</text:p>
      <text:p text:style-name="Standard"><text:tab/>The problem of testing failure using the modal category is that it only considers one of the two ways BeSiVa is capable of improving our testing methods, if it works. In making a prediction, I suggest that it also comes up with the 'best' predictors of the given dependent variable. While comparing the results to the modal category or the mean might work on wild data, it doesn't really demonstrate that BeSiVa is selecting the best predictors, and I'd prefer to do that on simulated data to demonstrate how relevant the method is. It's just that I've tried that, and the algorithm didn't do a great job. I'm not really convinced that the data I simulated was all that realistic though, just being a bunch of normally distributed data rather than the weird mixes that you're liable to see in the wild. My guess is that if I were able to reliably simulate categorical and continuous data akin to what we'd see in the wild, I'd <text:soft-page-break/>actually be able to create a convincing simulation of the algorithm's ability to make predictions and select predictors. I've tried this before though, and had difficulties. </text:p>
      <text:p text:style-name="Standard"/>
      <text:p text:style-name="Standard">To this effect, it turns out there is a simulate() command in R. May be useful for our work</text:p>
      <text:p text:style-name="Standard">But to be honest, it seems like we need to do some simulations to demonstrate the method for other people. </text:p>
      <text:p text:style-name="Standard"/>
      <text:p text:style-name="Standard">http://stats.stackexchange.com/questions/46523/how-to-simulate-artificial-data-for-logistic-regression</text:p>
      <text:p text:style-name="Standard">http://stats.stackexchange.com/questions/49916/simulating-data-for-logistic-regression-with-a-categorical-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5-24T14:20:53</meta:creation-date>
    <dc:date>2016-05-26T10:35:07</dc:date>
    <dc:creator>Benjamin Rogers</dc:creator>
    <meta:editing-duration>PT2H16M50S</meta:editing-duration>
    <meta:editing-cycles>227</meta:editing-cycles>
    <meta:generator>OpenOffice/4.1.2$Unix OpenOffice.org_project/412m3$Build-9782</meta:generator>
    <meta:document-statistic meta:table-count="0" meta:image-count="0" meta:object-count="0" meta:page-count="4" meta:paragraph-count="22" meta:word-count="2505" meta:character-count="14204"/>
  </office:meta>
</office:document-meta>
</file>